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54000003AE4613FAADFD2B6D2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svg:stroke-color="#000000" draw:marker-start-width="0.356cm" draw:marker-end-width="0.356cm" draw:fill="solid" draw:fill-color="#ffff99" draw:opacity="52%" draw:textarea-horizontal-align="justify" draw:textarea-vertical-align="middle" draw:auto-grow-height="false" fo:min-height="0.546cm" fo:min-width="0.296cm" fo:padding-top="0.176cm" fo:padding-bottom="0.176cm" fo:padding-left="0.301cm" fo:padding-right="0.301cm" draw:shadow-opacity="52%"/>
      <style:paragraph-properties style:writing-mode="lr-tb"/>
    </style:style>
    <style:style style:name="gr3" style:family="graphic" style:parent-style-name="objectwithoutfill">
      <style:graphic-properties svg:stroke-width="0.051cm" svg:stroke-color="#000000" draw:marker-start-width="0.276cm" draw:marker-end="Arrow" draw:marker-end-width="0.276cm" draw:fill="none" draw:textarea-vertical-align="middle" fo:padding-top="0.15cm" fo:padding-bottom="0.15cm" fo:padding-left="0.275cm" fo:padding-right="0.275cm" draw:shadow-offset-x="0.203cm" draw:shadow-offset-y="0.203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99" draw:opacity="52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9.629cm" svg:height="13.556cm" svg:x="2.596cm" svg:y="1.049cm">
          <draw:image xlink:href="Pictures/1000000100000554000003AE4613FAADFD2B6D29.png" xlink:type="simple" xlink:show="embed" xlink:actuate="onLoad" draw:mime-type="image/png">
            <text:p/>
          </draw:image>
        </draw:frame>
        <draw:custom-shape draw:style-name="gr2" draw:text-style-name="P2" draw:layer="layout" svg:width="1.27cm" svg:height="1.27cm" svg:x="0.635cm" svg:y="1.27cm">
          <text:p text:style-name="P1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3" draw:layer="layout" svg:x1="1.905cm" svg:y1="1.905cm" svg:x2="2.849cm" svg:y2="2.133cm">
          <text:p/>
        </draw:line>
        <draw:custom-shape draw:style-name="gr2" draw:text-style-name="P2" draw:layer="layout" svg:width="1.27cm" svg:height="1.27cm" svg:x="0.635cm" svg:y="3.175cm">
          <text:p text:style-name="P1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3" draw:layer="layout" svg:x1="1.905cm" svg:y1="3.81cm" svg:x2="3.129cm" svg:y2="2.957cm">
          <text:p/>
        </draw:line>
        <draw:custom-shape draw:style-name="gr2" draw:text-style-name="P2" draw:layer="layout" svg:width="1.27cm" svg:height="1.27cm" svg:x="0.635cm" svg:y="7.203cm">
          <text:p text:style-name="P1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3" draw:layer="layout" svg:x1="1.905cm" svg:y1="7.838cm" svg:x2="3.129cm" svg:y2="6.985cm">
          <text:p/>
        </draw:line>
        <draw:custom-shape draw:style-name="gr2" draw:text-style-name="P2" draw:layer="layout" svg:width="1.27cm" svg:height="1.27cm" svg:x="0.635cm" svg:y="11.43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3" draw:layer="layout" svg:x1="1.905cm" svg:y1="12.065cm" svg:x2="3.129cm" svg:y2="11.212cm">
          <text:p/>
        </draw:line>
        <draw:custom-shape draw:style-name="gr2" draw:text-style-name="P2" draw:layer="layout" svg:width="1.27cm" svg:height="1.27cm" svg:x="0.635cm" svg:y="13.335cm">
          <text:p text:style-name="P1">7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3" draw:layer="layout" svg:x1="1.905cm" svg:y1="13.97cm" svg:x2="3.549cm" svg:y2="14.163cm">
          <text:p/>
        </draw:line>
        <draw:custom-shape draw:style-name="gr2" draw:text-style-name="P2" draw:layer="layout" svg:width="1.27cm" svg:height="1.27cm" svg:x="17.406cm" svg:y="2.54cm">
          <text:p text:style-name="P1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3" draw:layer="layout" svg:x1="17.385cm" svg:y1="3.128cm" svg:x2="16.171cm" svg:y2="2.397cm">
          <text:p/>
        </draw:line>
        <draw:custom-shape draw:style-name="gr2" draw:text-style-name="P2" draw:layer="layout" svg:width="1.27cm" svg:height="1.27cm" svg:x="20.285cm" svg:y="7.62cm">
          <text:p text:style-name="P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3" draw:layer="layout" svg:x1="20.264cm" svg:y1="8.208cm" svg:x2="19.144cm" svg:y2="8.218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02T00:57:00.081227550</meta:creation-date>
    <dc:date>2024-07-02T01:01:43.145093773</dc:date>
    <meta:editing-duration>PT4M44S</meta:editing-duration>
    <meta:editing-cycles>1</meta:editing-cycles>
    <meta:document-statistic meta:object-count="38"/>
    <meta:generator>LibreOffice/7.3.7.2$Linux_X86_64 LibreOffice_project/30$Build-2</meta:generator>
  </office:meta>
</office:document-meta>
</file>